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ll@dell-OptiPlex-3060:~$ cd project</text:p>
      <text:p text:style-name="Standard">dell@dell-OptiPlex-3060:~/project$ ls</text:p>
      <text:p text:style-name="Standard">demo.txt <text:s/>index.html <text:s/>name.txt</text:p>
      <text:p text:style-name="Standard">dell@dell-OptiPlex-3060:~/project$ touch README.md</text:p>
      <text:p text:style-name="Standard">dell@dell-OptiPlex-3060:~/project$ git status</text:p>
      <text:p text:style-name="Standard">On branch main</text:p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README.md</text:p>
      <text:p text:style-name="Standard"/>
      <text:p text:style-name="Standard">nothing added to commit but untracked files present (use "git add" to track)</text:p>
      <text:p text:style-name="Standard">dell@dell-OptiPlex-3060:~/project$ ls</text:p>
      <text:p text:style-name="Standard">demo.txt <text:s/>index.html <text:s/>name.txt <text:s/>README.md</text:p>
      <text:p text:style-name="Standard">dell@dell-OptiPlex-3060:~/project$ cat index.html</text:p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http-equiv="X-UA-Compatible" content="IE=edge"&gt;</text:p>
      <text:p text:style-name="Standard"><text:s text:c="4"/>&lt;meta name="viewport" content="width=device-width, initial-scale=1.0"&gt;</text:p>
      <text:p text:style-name="Standard"><text:s text:c="4"/>&lt;title&gt;task7&lt;/title&gt;</text:p>
      <text:p text:style-name="Standard">&lt;/head&gt;</text:p>
      <text:p text:style-name="Standard">&lt;body&gt;</text:p>
      <text:p text:style-name="Standard"><text:s text:c="4"/>&lt;h2&gt;Task-7&lt;/h2&gt;</text:p>
      <text:p text:style-name="Standard"><text:s text:c="4"/>&lt;P&gt;sucessfully submitted!&lt;/P&gt;</text:p>
      <text:p text:style-name="Standard">&lt;/body&gt;</text:p>
      <text:p text:style-name="Standard">&lt;/html&gt;dell@dell-OptiPlex-3060:~/project$ git status</text:p>
      <text:p text:style-name="Standard">On branch main</text:p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README.md</text:p>
      <text:p text:style-name="Standard"/>
      <text:p text:style-name="Standard">nothing added to commit but untracked files present (use "git add" to track)</text:p>
      <text:p text:style-name="Standard">dell@dell-OptiPlex-3060:~/project$ git init</text:p>
      <text:p text:style-name="Standard">Reinitialized existing Git repository in /home/dell/project/.git/</text:p>
      <text:p text:style-name="Standard">dell@dell-OptiPlex-3060:~/project$ git add about.html</text:p>
      <text:p text:style-name="Standard">fatal: pathspec 'about.html' did not match any files</text:p>
      <text:p text:style-name="Standard">dell@dell-OptiPlex-3060:~/project$ <text:s/>touch about.html</text:p>
      <text:p text:style-name="Standard">dell@dell-OptiPlex-3060:~/project$ git status</text:p>
      <text:p text:style-name="Standard">On branch main</text:p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README.md</text:p>
      <text:p text:style-name="Standard"><text:tab/>about.html</text:p>
      <text:p text:style-name="Standard"/>
      <text:p text:style-name="Standard">nothing added to commit but untracked files present (use "git add" to track)</text:p>
      <text:p text:style-name="Standard">dell@dell-OptiPlex-3060:~/project$ git add about.html</text:p>
      <text:p text:style-name="Standard">dell@dell-OptiPlex-3060:~/project$ git status</text:p>
      <text:p text:style-name="Standard">On branch main</text:p>
      <text:p text:style-name="Standard"><text:soft-page-break/>Changes to be committed:</text:p>
      <text:p text:style-name="Standard"><text:s text:c="2"/>(use "git reset HEAD &lt;file&gt;..." to unstage)</text:p>
      <text:p text:style-name="Standard"/>
      <text:p text:style-name="Standard"><text:tab/>new file: <text:s text:c="2"/>about.html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README.md</text:p>
      <text:p text:style-name="Standard"/>
      <text:p text:style-name="Standard">dell@dell-OptiPlex-3060:~/project$ cat about.html</text:p>
      <text:p text:style-name="Standard">dell@dell-OptiPlex-3060:~/project$ cat about.html</text:p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http-equiv="X-UA-Compatible" content="IE=edge"&gt;</text:p>
      <text:p text:style-name="Standard"><text:s text:c="4"/>&lt;meta name="viewport" content="width=device-width, initial-scale=1.0"&gt;</text:p>
      <text:p text:style-name="Standard"><text:s text:c="4"/>&lt;title&gt;Document&lt;/title&gt;</text:p>
      <text:p text:style-name="Standard">&lt;/head&gt;</text:p>
      <text:p text:style-name="Standard">&lt;body&gt;</text:p>
      <text:p text:style-name="Standard"><text:s text:c="4"/>&lt;h1&gt; hiiii komal here&lt;/h1&gt;</text:p>
      <text:p text:style-name="Standard">&lt;/body&gt;</text:p>
      <text:p text:style-name="Standard">&lt;/html&gt;dell@dell-OptiPlex-3060:~/project$ git status</text:p>
      <text:p text:style-name="Standard">On branch main</text:p>
      <text:p text:style-name="Standard">Changes to be committed:</text:p>
      <text:p text:style-name="Standard"><text:s text:c="2"/>(use "git reset HEAD &lt;file&gt;..." to unstage)</text:p>
      <text:p text:style-name="Standard"/>
      <text:p text:style-name="Standard"><text:tab/>new file: <text:s text:c="2"/>about.html</text:p>
      <text:p text:style-name="Standard"/>
      <text:p text:style-name="Standard">Changes not staged for commit:</text:p>
      <text:p text:style-name="Standard"><text:s text:c="2"/>(use "git add &lt;file&gt;..." to update what will be committed)</text:p>
      <text:p text:style-name="Standard"><text:s text:c="2"/>(use "git checkout -- &lt;file&gt;..." to discard changes in working directory)</text:p>
      <text:p text:style-name="Standard"/>
      <text:p text:style-name="Standard"><text:tab/>modified: <text:s text:c="2"/>about.html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README.md</text:p>
      <text:p text:style-name="Standard"/>
      <text:p text:style-name="Standard">dell@dell-OptiPlex-3060:~/project$ git commit -m "about. html file added"</text:p>
      <text:p text:style-name="Standard">[main 7e4b5a4] about. html file added</text:p>
      <text:p text:style-name="Standard"><text:s/>1 file changed, 0 insertions(+), 0 deletions(-)</text:p>
      <text:p text:style-name="Standard"><text:s/>create mode 100644 about.html</text:p>
      <text:p text:style-name="Standard">dell@dell-OptiPlex-3060:~/project$ git status</text:p>
      <text:p text:style-name="Standard">On branch main</text:p>
      <text:p text:style-name="Standard">Changes not staged for commit:</text:p>
      <text:p text:style-name="Standard"><text:s text:c="2"/>(use "git add &lt;file&gt;..." to update what will be committed)</text:p>
      <text:p text:style-name="Standard"><text:s text:c="2"/>(use "git checkout -- &lt;file&gt;..." to discard changes in working directory)</text:p>
      <text:p text:style-name="Standard"/>
      <text:p text:style-name="Standard"><text:tab/>modified: <text:s text:c="2"/>about.html</text:p>
      <text:p text:style-name="Standard"><text:soft-page-break/></text:p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README.md</text:p>
      <text:p text:style-name="Standard"/>
      <text:p text:style-name="Standard">no changes added to commit (use "git add" and/or "git commit -a")</text:p>
      <text:p text:style-name="Standard">dell@dell-OptiPlex-3060:~/project$ git congif --list</text:p>
      <text:p text:style-name="Standard">git: 'congif' is not a git command. See 'git --help'.</text:p>
      <text:p text:style-name="Standard"/>
      <text:p text:style-name="Standard">The most similar command is</text:p>
      <text:p text:style-name="Standard"><text:tab/>config</text:p>
      <text:p text:style-name="Standard">dell@dell-OptiPlex-3060:~/project$ git config --list</text:p>
      <text:p text:style-name="Standard">user.email=komalthakare651@gmail.com</text:p>
      <text:p text:style-name="Standard">user.name=Komal</text:p>
      <text:p text:style-name="Standard">core.repositoryformatversion=0</text:p>
      <text:p text:style-name="Standard">core.filemode=true</text:p>
      <text:p text:style-name="Standard">core.bare=false</text:p>
      <text:p text:style-name="Standard">core.logallrefupdates=true</text:p>
      <text:p text:style-name="Standard">remote.origin.url=git@github.com:komalthakare651/demo.git</text:p>
      <text:p text:style-name="Standard">remote.origin.fetch=+refs/heads/*:refs/remotes/origin/*</text:p>
      <text:p text:style-name="Standard">dell@dell-OptiPlex-3060:~/project$ git add -a</text:p>
      <text:p text:style-name="Standard">error: unknown switch `a'</text:p>
      <text:p text:style-name="Standard">usage: git add [&lt;options&gt;] [--] &lt;pathspec&gt;...</text:p>
      <text:p text:style-name="Standard"/>
      <text:p text:style-name="Standard"><text:s text:c="4"/>-n, --dry-run <text:s text:c="8"/>dry run</text:p>
      <text:p text:style-name="Standard"><text:s text:c="4"/>-v, --verbose <text:s text:c="8"/>be verbose</text:p>
      <text:p text:style-name="Standard"/>
      <text:p text:style-name="Standard"><text:s text:c="4"/>-i, --interactive <text:s text:c="4"/>interactive picking</text:p>
      <text:p text:style-name="Standard"><text:s text:c="4"/>-p, --patch <text:s text:c="10"/>select hunks interactively</text:p>
      <text:p text:style-name="Standard"><text:s text:c="4"/>-e, --edit <text:s text:c="11"/>edit current diff and apply</text:p>
      <text:p text:style-name="Standard"><text:s text:c="4"/>-f, --force <text:s text:c="10"/>allow adding otherwise ignored files</text:p>
      <text:p text:style-name="Standard"><text:s text:c="4"/>-u, --update <text:s text:c="9"/>update tracked files</text:p>
      <text:p text:style-name="Standard"><text:s text:c="4"/>--renormalize <text:s text:c="8"/>renormalize EOL of tracked files (implies -u)</text:p>
      <text:p text:style-name="Standard"><text:s text:c="4"/>-N, --intent-to-add <text:s text:c="2"/>record only the fact that the path will be added later</text:p>
      <text:p text:style-name="Standard"><text:s text:c="4"/>-A, --all <text:s text:c="12"/>add changes from all tracked and untracked files</text:p>
      <text:p text:style-name="Standard"><text:s text:c="4"/>--ignore-removal <text:s text:c="5"/>ignore paths removed in the working tree (same as --no-all)</text:p>
      <text:p text:style-name="Standard"><text:s text:c="4"/>--refresh <text:s text:c="12"/>don't add, only refresh the index</text:p>
      <text:p text:style-name="Standard"><text:s text:c="4"/>--ignore-errors <text:s text:c="6"/>just skip files which cannot be added because of errors</text:p>
      <text:p text:style-name="Standard"><text:s text:c="4"/>--ignore-missing <text:s text:c="5"/>check if - even missing - files are ignored in dry run</text:p>
      <text:p text:style-name="Standard"><text:s text:c="4"/>--chmod &lt;(+/-)x&gt; <text:s text:c="5"/>override the executable bit of the listed files</text:p>
      <text:p text:style-name="Standard"/>
      <text:p text:style-name="Standard">dell@dell-OptiPlex-3060:~/project$ git add -A</text:p>
      <text:p text:style-name="Standard">dell@dell-OptiPlex-3060:~/project$ git status</text:p>
      <text:p text:style-name="Standard">On branch main</text:p>
      <text:p text:style-name="Standard">Changes to be committed:</text:p>
      <text:p text:style-name="Standard"><text:s text:c="2"/>(use "git reset HEAD &lt;file&gt;..." to unstage)</text:p>
      <text:p text:style-name="Standard"/>
      <text:p text:style-name="Standard"><text:tab/>new file: <text:s text:c="2"/>README.md</text:p>
      <text:p text:style-name="Standard"><text:tab/>modified: <text:s text:c="2"/>about.html</text:p>
      <text:p text:style-name="Standard"/>
      <text:p text:style-name="Standard">dell@dell-OptiPlex-3060:~/project$ git diff</text:p>
      <text:p text:style-name="Standard"><text:soft-page-break/>dell@dell-OptiPlex-3060:~/project$ 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1T17:17:30.265445895</meta:creation-date>
    <dc:date>2022-12-21T17:18:04.449753367</dc:date>
    <meta:editing-duration>PT34S</meta:editing-duration>
    <meta:editing-cycles>1</meta:editing-cycles>
    <meta:document-statistic meta:table-count="0" meta:image-count="0" meta:object-count="0" meta:page-count="4" meta:paragraph-count="131" meta:word-count="594" meta:character-count="5003" meta:non-whitespace-character-count="4281"/>
    <meta:generator>LibreOffice/6.0.7.3$Linux_X86_64 LibreOffice_project/00m0$Build-3</meta:generator>
  </office:meta>
</office:document-meta>
</file>